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0b89" officeooo:paragraph-rsid="000a0b8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0b89" officeooo:paragraph-rsid="000a0b8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0b89" officeooo:paragraph-rsid="000a0b8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56b" officeooo:paragraph-rsid="000a8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0b89" officeooo:paragraph-rsid="000a0b8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856b" officeooo:paragraph-rsid="000a856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a856b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0a856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80" style:font-name="DejaVu Sans Mono" fo:font-size="9pt" fo:font-weight="bold"/>
    </style:style>
    <style:style style:name="T2" style:family="text">
      <style:text-properties fo:color="#000080" style:font-name="Liberation Serif" fo:font-size="9pt" fo:font-weight="bold"/>
    </style:style>
    <style:style style:name="T3" style:family="text">
      <style:text-properties fo:color="#000080" style:font-name="Liberation Serif" fo:font-weight="bold" style:font-size-asian="12pt" style:font-size-complex="12pt"/>
    </style:style>
    <style:style style:name="T4" style:family="text">
      <style:text-properties fo:color="#000080" style:font-name="Liberation Sans" fo:font-size="9pt" fo:font-weight="bold"/>
    </style:style>
    <style:style style:name="T5" style:family="text">
      <style:text-properties fo:color="#000080" style:font-name="Liberation Sans" fo:font-weight="bold" style:font-size-asian="12pt" style:font-size-complex="12pt"/>
    </style:style>
    <style:style style:name="T6" style:family="text">
      <style:text-properties fo:color="#000000" style:font-name="DejaVu Sans Mono" fo:font-size="9pt"/>
    </style:style>
    <style:style style:name="T7" style:family="text">
      <style:text-properties fo:color="#000000" style:font-name="DejaVu Sans Mono" fo:font-size="9pt" fo:background-color="#e4e4ff" loext:char-shading-value="0"/>
    </style:style>
    <style:style style:name="T8" style:family="text">
      <style:text-properties fo:color="#000000" style:font-name="DejaVu Sans Mono" fo:font-size="9pt" officeooo:rsid="000a856b"/>
    </style:style>
    <style:style style:name="T9" style:family="text">
      <style:text-properties fo:color="#000000" style:font-name="Liberation Serif" fo:font-size="9pt"/>
    </style:style>
    <style:style style:name="T10" style:family="text">
      <style:text-properties fo:color="#000000" style:font-name="Liberation Serif" fo:font-size="9pt" fo:background-color="#e4e4ff" loext:char-shading-value="0"/>
    </style:style>
    <style:style style:name="T11" style:family="text">
      <style:text-properties fo:color="#000000" style:font-name="Liberation Serif" fo:font-size="9pt" officeooo:rsid="000a856b"/>
    </style:style>
    <style:style style:name="T12" style:family="text">
      <style:text-properties fo:color="#000000" style:font-name="Liberation Serif" fo:font-size="9pt" style:text-underline-style="none" fo:font-weight="normal" officeooo:rsid="000a856b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erif" style:font-size-asian="12pt" style:font-size-complex="12pt"/>
    </style:style>
    <style:style style:name="T14" style:family="text">
      <style:text-properties fo:color="#000000" style:font-name="Liberation Serif" officeooo:rsid="000a856b" style:font-size-asian="12pt" style:font-size-complex="12pt"/>
    </style:style>
    <style:style style:name="T15" style:family="text">
      <style:text-properties fo:color="#000000" style:font-name="Liberation Serif" fo:background-color="#e4e4ff" loext:char-shading-value="0" style:font-size-asian="12pt" style:font-size-complex="12pt"/>
    </style:style>
    <style:style style:name="T16" style:family="text">
      <style:text-properties fo:color="#000000" style:font-name="Liberation Sans" fo:font-size="9pt"/>
    </style:style>
    <style:style style:name="T17" style:family="text">
      <style:text-properties fo:color="#000000" style:font-name="Liberation Sans" fo:font-size="9pt" fo:background-color="#e4e4ff" loext:char-shading-value="0"/>
    </style:style>
    <style:style style:name="T18" style:family="text">
      <style:text-properties fo:color="#000000" style:font-name="Liberation Sans" style:font-size-asian="12pt" style:font-size-complex="12pt"/>
    </style:style>
    <style:style style:name="T19" style:family="text">
      <style:text-properties fo:color="#000000" style:font-name="Liberation Sans" officeooo:rsid="000a856b" style:font-size-asian="12pt" style:font-size-complex="12pt"/>
    </style:style>
    <style:style style:name="T20" style:family="text">
      <style:text-properties fo:color="#000000" style:font-name="Liberation Sans" fo:background-color="#e4e4ff" loext:char-shading-value="0" style:font-size-asian="12pt" style:font-size-complex="12pt"/>
    </style:style>
    <style:style style:name="T21" style:family="text">
      <style:text-properties style:text-underline-style="none" fo:font-weight="normal" officeooo:rsid="000a856b" style:font-size-asian="10.5pt" style:font-weight-asian="normal" style:font-size-complex="12pt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ISc Signal Strength Reader</text:p>
      <text:p text:style-name="P1"/>
      <text:p text:style-name="P3">DESCRIPTION:</text:p>
      <text:p text:style-name="P2"/>
      <text:p text:style-name="P2">The application is used for capturing the Radio Signal levels on a particular Geo-Location and publish it to the server. <text:s/></text:p>
      <text:p text:style-name="P2"/>
      <text:p text:style-name="P3">USAGE:</text:p>
      <text:p text:style-name="P5"/>
      <text:p text:style-name="P5">The application uses the following functionalities : </text:p>
      <text:p text:style-name="P5"><text:tab/>- <text:s/>Write collected data to a file for analysis and transferring it to the server</text:p>
      <text:p text:style-name="P5"><text:tab/>- Reading from a file for transferring data captured in non-data connection zone.</text:p>
      <text:p text:style-name="P5"><text:tab/>- Shared Preferences for persistent storing.</text:p>
      <text:p text:style-name="P5"><text:tab/>- Network and GPS states for obtaining latitude, longitude data.</text:p>
      <text:p text:style-name="P5"><text:tab/>- Acceses the state of the phone to obtain Telephony information.</text:p>
      <text:p text:style-name="P5"/>
      <text:p text:style-name="P3">OVERVIEW:</text:p>
      <text:p text:style-name="P5"><draw:rect text:anchor-type="paragraph" draw:z-index="2" draw:style-name="gr2" draw:text-style-name="P9" svg:width="5.008cm" svg:height="1.512cm" svg:x="5.452cm" svg:y="0.467cm"><text:p text:style-name="P9">MainActivity</text:p></draw:rect><draw:ellipse text:anchor-type="paragraph" draw:z-index="6" draw:style-name="gr4" draw:text-style-name="P11" svg:width="1.228cm" svg:height="1.276cm" svg:x="4.854cm" svg:y="0.256cm"><text:p text:style-name="P9"><text:span text:style-name="T22">1</text:span></text:p></draw:ellipse></text:p>
      <text:p text:style-name="P5"><draw:frame text:anchor-type="paragraph" draw:z-index="10" draw:style-name="gr5" svg:width="4.259cm" svg:height="1.781cm" svg:x="8.319cm" svg:y="7.414cm"><draw:text-box><text:p>Runs in the Background</text:p></draw:text-box></draw:frame><draw:ellipse text:anchor-type="paragraph" draw:z-index="8" draw:style-name="gr4" draw:text-style-name="P11" svg:width="1.228cm" svg:height="1.276cm" svg:x="4.854cm" svg:y="8.883cm"><text:p text:style-name="P9"><text:span text:style-name="T22">3</text:span></text:p></draw:ellipse><draw:rect text:anchor-type="paragraph" draw:z-index="0" draw:style-name="gr1" draw:text-style-name="P9" svg:width="8.78cm" svg:height="8.37cm" svg:x="3.99cm" svg:y="3.378cm"><text:p/></draw:rect><draw:ellipse text:anchor-type="paragraph" draw:z-index="7" draw:style-name="gr4" draw:text-style-name="P11" svg:width="1.228cm" svg:height="1.276cm" svg:x="4.854cm" svg:y="3.882cm"><text:p text:style-name="P9"><text:span text:style-name="T22">2</text:span></text:p></draw:ellipse><draw:custom-shape text:anchor-type="paragraph" draw:z-index="5" draw:style-name="gr3" svg:width="1.107cm" svg:height="3.245cm" svg:x="7.405cm" svg:y="6.2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3" svg:width="1.107cm" svg:height="3.245cm" svg:x="7.405cm" svg:y="1.4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" draw:style-name="gr2" draw:text-style-name="P10" svg:width="5.095cm" svg:height="1.516cm" svg:x="5.486cm" svg:y="4.736cm"><text:p text:style-name="P10">PhoneSignalStrengthService</text:p></draw:rect><draw:rect text:anchor-type="paragraph" draw:z-index="1" draw:style-name="gr2" draw:text-style-name="P9" svg:width="4.102cm" svg:height="1.512cm" svg:x="5.9cm" svg:y="9.444cm"><text:p text:style-name="P9">MQTT Broker</text:p></draw:rect></text:p>
      <text:p text:style-name="P5"/>
      <text:p text:style-name="P5"/>
      <text:p text:style-name="P5"><draw:frame text:anchor-type="paragraph" draw:z-index="9" draw:style-name="gr5" svg:width="10.175cm" svg:height="1.781cm" svg:x="8.511cm" svg:y="0.386cm"><draw:text-box><text:p>Call startService(PhoneSignalStrengthService) during onCreate of the Application and exit the UI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21">For the integration with the Maps application, please ask the Application Developer to add the project available in </text:span><text:a xlink:type="simple" xlink:href="https://github.com/swaminathanvasanth/MQTTService">https://github.com/swaminathanvasanth/MQTTService</text:a><text:span text:style-name="T21"> , and add </text:span><text:span text:style-name="T13">startService(</text:span><text:span text:style-name="T3">new </text:span><text:span text:style-name="T13">Intent(</text:span><text:span text:style-name="T3">this</text:span><text:span text:style-name="T13">, </text:span><text:span text:style-name="T15">PhoneSignalStrengthReaderService</text:span><text:span text:style-name="T13">.</text:span><text:span text:style-name="T3">class</text:span><text:span text:style-name="T13">)); </text:span><text:span text:style-name="T14">in the onCreate method of the from the MapActivity. This will enable the workflow of our application to kinck-start.</text:span></text:p>
      <text:p text:style-name="P8"><text:span text:style-name="T21"/></text:p>
      <text:p text:style-name="P4">DEPENDENCIES:</text:p>
      <text:p text:style-name="P4"/>
      <text:p text:style-name="P6">The application uses a jar file called mqttv3-1.0.2.j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27:52.831232760</meta:creation-date>
    <dc:date>2016-03-03T18:55:19.091915084</dc:date>
    <meta:editing-duration>PT12M13S</meta:editing-duration>
    <meta:editing-cycles>1</meta:editing-cycles>
    <meta:document-statistic meta:table-count="0" meta:image-count="0" meta:object-count="0" meta:page-count="1" meta:paragraph-count="14" meta:word-count="142" meta:character-count="1001" meta:non-whitespace-character-count="864"/>
    <meta:generator>LibreOffice/4.2.8.2$Linux_X86_64 LibreOffice_project/420m0$Build-2</meta:generator>
  </office:meta>
</office:document-meta>
</file>